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56cm"/>
    </style:style>
    <style:style style:name="co2" style:family="table-column">
      <style:table-column-properties fo:break-before="auto" style:column-width="2.182cm"/>
    </style:style>
    <style:style style:name="co3" style:family="table-column">
      <style:table-column-properties fo:break-before="auto" style:column-width="1.819cm"/>
    </style:style>
    <style:style style:name="co4" style:family="table-column">
      <style:table-column-properties fo:break-before="auto" style:column-width="3.747cm"/>
    </style:style>
    <style:style style:name="co5" style:family="table-column">
      <style:table-column-properties fo:break-before="auto" style:column-width="2.267cm"/>
    </style:style>
    <style:style style:name="co6" style:family="table-column">
      <style:table-column-properties fo:break-before="auto" style:column-width="15cm"/>
    </style:style>
    <style:style style:name="co7" style:family="table-column">
      <style:table-column-properties fo:break-before="auto" style:column-width="1.36cm"/>
    </style:style>
    <style:style style:name="co8" style:family="table-column">
      <style:table-column-properties fo:break-before="auto" style:column-width="2.833cm"/>
    </style:style>
    <style:style style:name="co9" style:family="table-column">
      <style:table-column-properties fo:break-before="auto" style:column-width="2.699cm"/>
    </style:style>
    <style:style style:name="co10" style:family="table-column">
      <style:table-column-properties fo:break-before="auto" style:column-width="2.565cm"/>
    </style:style>
    <style:style style:name="co11" style:family="table-column">
      <style:table-column-properties fo:break-before="auto" style:column-width="3.078cm"/>
    </style:style>
    <style:style style:name="co12" style:family="table-column">
      <style:table-column-properties fo:break-before="auto" style:column-width="3.459cm"/>
    </style:style>
    <style:style style:name="co13" style:family="table-column">
      <style:table-column-properties fo:break-before="auto" style:column-width="4.039cm"/>
    </style:style>
    <style:style style:name="co14" style:family="table-column">
      <style:table-column-properties fo:break-before="auto" style:column-width="3.637cm"/>
    </style:style>
    <style:style style:name="co15" style:family="table-column">
      <style:table-column-properties fo:break-before="auto" style:column-width="2.074cm"/>
    </style:style>
    <style:style style:name="co16" style:family="table-column">
      <style:table-column-properties fo:break-before="auto" style:column-width="2.096cm"/>
    </style:style>
    <style:style style:name="ro1" style:family="table-row">
      <style:table-row-properties style:row-height="3.17cm" fo:break-before="auto" style:use-optimal-row-height="true"/>
    </style:style>
    <style:style style:name="ro2" style:family="table-row">
      <style:table-row-properties style:row-height="0.508cm" fo:break-before="auto" style:use-optimal-row-height="true"/>
    </style:style>
    <style:style style:name="ro3" style:family="table-row">
      <style:table-row-properties style:row-height="15cm" fo:break-before="auto" style:use-optimal-row-height="false"/>
    </style:style>
    <style:style style:name="ro4" style:family="table-row">
      <style:table-row-properties style:row-height="0.409cm" fo:break-before="auto" style:use-optimal-row-height="true"/>
    </style:style>
    <style:style style:name="ta1" style:family="table" style:master-page-name="Default">
      <style:table-properties table:display="true" style:writing-mode="lr-tb"/>
    </style:style>
    <number:number-style style:name="N8001" number:language="en" number:country="US">
      <number:number number:decimal-places="0" number:min-integer-digits="1"/>
    </number:number-style>
    <style:style style:name="ce1" style:family="table-cell" style:parent-style-name="Default">
      <style:table-cell-properties fo:wrap-option="wrap" fo:border="none" fo:padding="0.085cm"/>
      <style:text-properties fo:font-weight="bold" style:font-weight-asian="bold" style:font-weight-complex="bold" fo:hyphenate="true"/>
    </style:style>
    <style:style style:name="ce2" style:family="table-cell" style:parent-style-name="Default">
      <style:table-cell-properties fo:border="0.002cm solid #000000" fo:padding="0.085cm"/>
      <style:text-properties fo:font-weight="bold" style:font-weight-asian="bold" style:font-weight-complex="bold"/>
    </style:style>
    <style:style style:name="ce3" style:family="table-cell" style:parent-style-name="Default">
      <style:table-cell-properties fo:border="0.002cm solid #000000" fo:padding="0.085cm"/>
      <style:text-properties fo:font-style="italic" fo:font-weight="bold" style:font-style-asian="italic" style:font-weight-asian="bold" style:font-style-complex="italic" style:font-weight-complex="bold"/>
    </style:style>
    <style:style style:name="ce4" style:family="table-cell" style:parent-style-name="Default" style:data-style-name="N8001">
      <style:text-properties fo:font-style="italic" fo:font-weight="normal" style:font-style-asian="italic" style:font-weight-asian="normal" style:font-style-complex="italic" style:font-weight-complex="normal"/>
    </style:style>
    <style:style style:name="ce5" style:family="table-cell" style:parent-style-name="Default">
      <style:text-properties fo:font-weight="bold" style:font-weight-asian="bold" style:font-weight-complex="bold"/>
    </style:style>
    <style:style style:name="ce6" style:family="table-cell" style:parent-style-name="Default" style:data-style-name="N8117">
      <style:table-cell-properties fo:border="0.002cm solid #000000" fo:padding="0.085cm"/>
      <style:text-properties fo:font-weight="normal" style:font-weight-asian="normal" style:font-weight-complex="normal"/>
    </style:style>
    <style:style style:name="ce7" style:family="table-cell" style:parent-style-name="Default" style:data-style-name="N8117">
      <style:table-cell-properties style:text-align-source="fix" style:repeat-content="false" fo:border="0.002cm solid #000000" fo:padding="0.085cm"/>
      <style:paragraph-properties fo:text-align="center" fo:margin-left="0cm"/>
      <style:text-properties fo:font-style="italic" fo:font-weight="bold" style:font-style-asian="italic" style:font-weight-asian="bold" style:font-style-complex="italic" style:font-weight-complex="bold"/>
    </style:style>
    <style:style style:name="ce8" style:family="table-cell" style:parent-style-name="Default" style:data-style-name="N8117">
      <style:text-properties fo:font-style="italic" fo:font-weight="normal" style:font-style-asian="italic" style:font-weight-asian="normal" style:font-style-complex="italic" style:font-weight-complex="normal"/>
    </style:style>
    <style:style style:name="ce9" style:family="table-cell" style:parent-style-name="Default" style:data-style-name="N8117">
      <style:text-properties fo:font-weight="normal" style:font-weight-asian="normal" style:font-weight-complex="normal"/>
    </style:style>
    <style:style style:name="ce10" style:family="table-cell" style:parent-style-name="Default" style:data-style-name="N8001"/>
    <style:style style:name="ce11" style:family="table-cell" style:parent-style-name="Default" style:data-style-name="N8116"/>
    <style:style style:name="ce12"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fo:border-bottom="0.018cm solid #000000" fo:border-left="none" fo:padding="0.085cm" fo:border-right="0.018cm solid #000000" fo:border-top="none"/>
      <style:text-properties fo:font-weight="bold" style:font-weight-asian="bold" style:font-weight-complex="bold"/>
    </style:style>
    <style:style style:name="ce15" style:family="table-cell" style:parent-style-name="Default">
      <style:table-cell-properties fo:border-bottom="0.018cm solid #000000" fo:border-left="none" fo:padding="0.085cm" fo:border-right="0.018cm solid #000000" fo:border-top="0.018cm solid #000000"/>
      <style:text-properties fo:font-weight="bold" style:font-weight-asian="bold" style:font-weight-complex="bold"/>
    </style:style>
    <style:style style:name="ce16" style:family="table-cell" style:parent-style-name="Default">
      <style:table-cell-properties fo:border-bottom="0.018cm solid #000000" fo:border-left="none" fo:padding="0.085cm" fo:border-right="0.018cm solid #000000" fo:border-top="0.018cm solid #000000"/>
      <style:text-properties fo:font-style="italic" fo:font-weight="bold" style:font-style-asian="italic" style:font-weight-asian="bold" style:font-style-complex="italic" style:font-weight-complex="bold"/>
    </style:style>
    <style:style style:name="ce17" style:family="table-cell" style:parent-style-name="Default">
      <style:table-cell-properties fo:border-bottom="none" fo:border-left="none" fo:padding="0.085cm" fo:border-right="0.018cm solid #000000" fo:border-top="0.018cm solid #000000"/>
      <style:text-properties fo:font-style="italic" fo:font-weight="bold" style:font-style-asian="italic" style:font-weight-asian="bold" style:font-style-complex="italic" style:font-weight-complex="bold"/>
    </style:style>
    <style:style style:name="ce18" style:family="table-cell" style:parent-style-name="Default" style:data-style-name="N8117">
      <style:table-cell-properties fo:border-bottom="0.018cm solid #000000" style:text-align-source="fix" style:repeat-content="false" fo:border-left="0.018cm solid #000000" fo:padding="0.085cm" fo:border-right="0.018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9" style:family="table-cell" style:parent-style-name="Default" style:data-style-name="N8117">
      <style:table-cell-properties fo:border="0.018cm solid #000000" fo:padding="0.085cm"/>
      <style:text-properties fo:font-weight="normal" style:font-weight-asian="normal" style:font-weight-complex="normal"/>
    </style:style>
    <style:style style:name="ce20" style:family="table-cell" style:parent-style-name="Default" style:data-style-name="N8117">
      <style:table-cell-properties fo:border-bottom="none" fo:border-left="0.018cm solid #000000" fo:padding="0.085cm" fo:border-right="0.018cm solid #000000" fo:border-top="0.018cm solid #000000"/>
      <style:text-properties fo:font-weight="normal" style:font-weight-asian="normal" style:font-weight-complex="normal"/>
    </style:style>
    <style:style style:name="ce21" style:family="table-cell" style:parent-style-name="Default" style:data-style-name="N8117">
      <style:table-cell-properties fo:border-bottom="0.018cm solid #000000" style:text-align-source="fix" style:repeat-content="false" fo:border-left="0.018cm solid #000000" fo:padding="0.085cm" fo:border-right="none" fo:border-top="none"/>
      <style:paragraph-properties fo:text-align="center" fo:margin-left="0cm"/>
      <style:text-properties fo:font-style="italic" fo:font-weight="bold" style:font-style-asian="italic" style:font-weight-asian="bold" style:font-style-complex="italic" style:font-weight-complex="bold"/>
    </style:style>
    <style:style style:name="ce22" style:family="table-cell" style:parent-style-name="Default" style:data-style-name="N8117">
      <style:table-cell-properties fo:border-bottom="0.018cm solid #000000" fo:border-left="0.018cm solid #000000" fo:padding="0.085cm" fo:border-right="none" fo:border-top="0.018cm solid #000000"/>
      <style:text-properties fo:font-weight="normal" style:font-weight-asian="normal" style:font-weight-complex="normal"/>
    </style:style>
    <style:style style:name="ce23" style:family="table-cell" style:parent-style-name="Default" style:data-style-name="N8117">
      <style:table-cell-properties fo:border-bottom="none" fo:border-left="0.018cm solid #000000" fo:padding="0.085cm" fo:border-right="none" fo:border-top="0.018cm solid #000000"/>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Arial" fo:font-weight="bold" style:font-name-asian="Arial Unicode MS" style:font-weight-asian="bold" style:font-name-complex="Arial Unicode MS" style:font-weight-complex="bold"/>
    </style:style>
    <style:style style:name="T4" style:family="text">
      <style:text-properties style:font-name="Arial" fo:font-weight="normal" style:font-name-asian="Arial Unicode MS" style:font-weight-asian="normal" style:font-name-complex="Arial Unicode MS" style:font-weight-complex="normal"/>
    </style:style>
  </office:automatic-styles>
  <office:body>
    <office:spreadsheet>
      <table:table table:name="Relative Results" table:style-name="ta1" table:print-ranges="'Relative Results'.A1:'Relative Results'.G9">
        <table:table-column table:style-name="co1" table:default-cell-style-name="ce5"/>
        <table:table-column table:style-name="co2" table:default-cell-style-name="ce9"/>
        <table:table-column table:style-name="co3" table:number-columns-repeated="2" table:default-cell-style-name="ce9"/>
        <table:table-column table:style-name="co2" table:default-cell-style-name="ce9"/>
        <table:table-column table:style-name="co3" table:number-columns-repeated="2" table:default-cell-style-name="ce9"/>
        <table:table-column table:style-name="co4" table:default-cell-style-name="ce10"/>
        <table:table-column table:style-name="co5" table:number-columns-repeated="2" table:default-cell-style-name="ce11"/>
        <table:table-column table:style-name="co5" table:number-columns-repeated="1014" table:default-cell-style-name="Default"/>
        <table:table-row table:style-name="ro1">
          <table:table-cell table:style-name="ce1" office:value-type="string" table:number-columns-spanned="7" table:number-rows-spanned="1">
            <text:p><text:span text:style-name="T1">Setup:</text:span><text:span text:style-name="T2"> The same XHTML5 document is created with different APIs. All output implementations of EcoXiPy are tested as well as “xml.sax” and “xml.dom.minidom”. For each of the APIs one test creates its native representation and one test transforms this into an UTF-8 encoded byte string, as mostly XML is serialized this way. The SAX tests creates byte strings in both test types.</text:span></text:p>
            <text:p><text:span text:style-name="T3">Platform:</text:span><text:span text:style-name="T4"> 2.4 GHz Intel Core 2 Duo, 8 GB RAM on Mac OS X 10.8.3</text:span></text:p>
            <text:p><text:span text:style-name="T4"/></text:p>
            <text:p><text:span text:style-name="T4">The following table shows the relative running times in percents for the tests for the different Platforms and output types.</text:span></text:p>
          </table:table-cell>
          <table:covered-table-cell table:number-columns-repeated="6" table:style-name="ce6"/>
          <table:table-cell office:value-type="string">
            <text:p>Raw Data.$A$1:$J$7</text:p>
          </table:table-cell>
          <table:table-cell table:style-name="Default" table:number-columns-repeated="2"/>
          <table:table-cell table:style-name="ce12" table:number-columns-repeated="1013"/>
          <table:table-cell table:style-name="ce13"/>
        </table:table-row>
        <table:table-row table:style-name="ro2">
          <table:table-cell table:style-name="ce2" table:formula="of:=INDEX(INDIRECT([.$H$1]);COLUMN();ROW()-1)" office:value-type="string" office:string-value="Output">
            <text:p>Output</text:p>
          </table:table-cell>
          <table:table-cell table:style-name="ce7" table:formula="of:=INDEX(INDIRECT([.$H$1]);COLUMN();ROW()-1)" office:value-type="string" office:string-value="Bytes">
            <text:p>Bytes</text:p>
          </table:table-cell>
          <table:table-cell table:style-name="ce7" table:formula="of:=INDEX(INDIRECT([.$H$1]);COLUMN();ROW()-1)" office:value-type="string" office:string-value="Bytes">
            <text:p>Bytes</text:p>
          </table:table-cell>
          <table:table-cell table:style-name="ce7" table:formula="of:=INDEX(INDIRECT([.$H$1]);COLUMN();ROW()-1)" office:value-type="string" office:string-value="Bytes">
            <text:p>Bytes</text:p>
          </table:table-cell>
          <table:table-cell table:style-name="ce7" table:formula="of:=INDEX(INDIRECT([.$H$1]);COLUMN();ROW()-1)" office:value-type="string" office:string-value="Native">
            <text:p>Native</text:p>
          </table:table-cell>
          <table:table-cell table:style-name="ce7" table:formula="of:=INDEX(INDIRECT([.$H$1]);COLUMN();ROW()-1)" office:value-type="string" office:string-value="Native">
            <text:p>Native</text:p>
          </table:table-cell>
          <table:table-cell table:style-name="ce7" table:formula="of:=INDEX(INDIRECT([.$H$1]);COLUMN();ROW()-1)" office:value-type="string" office:string-value="Native">
            <text:p>Native</text:p>
          </table:table-cell>
          <table:table-cell office:value-type="string">
            <text:p>Raw Data.$D$2:$H$7</text:p>
          </table:table-cell>
          <table:table-cell table:style-name="Default" table:number-columns-repeated="2"/>
          <table:table-cell table:style-name="ce12" table:number-columns-repeated="1013"/>
          <table:table-cell table:style-name="ce13"/>
        </table:table-row>
        <table:table-row table:style-name="ro2">
          <table:table-cell table:style-name="ce2" table:formula="of:=INDEX(INDIRECT([.$H$1]);COLUMN();ROW()-1)" office:value-type="string" office:string-value="Python Platform">
            <text:p>Python Platform</text:p>
          </table:table-cell>
          <table:table-cell table:style-name="ce6" table:formula="of:=INDEX(INDIRECT([.$H$1]);COLUMN();ROW()-1)" office:value-type="string" office:string-value="PyPy 2.1.0">
            <text:p>PyPy 2.1.0</text:p>
          </table:table-cell>
          <table:table-cell table:style-name="ce6" table:formula="of:=INDEX(INDIRECT([.$H$1]);COLUMN();ROW()-1)" office:value-type="string" office:string-value="CPython">
            <text:p>CPython</text:p>
          </table:table-cell>
          <table:table-cell table:style-name="ce6" table:formula="of:=INDEX(INDIRECT([.$H$1]);COLUMN();ROW()-1)" office:value-type="string" office:string-value="CPython">
            <text:p>CPython</text:p>
          </table:table-cell>
          <table:table-cell table:style-name="ce6" table:formula="of:=INDEX(INDIRECT([.$H$1]);COLUMN();ROW()-1)" office:value-type="string" office:string-value="PyPy 2.1.0">
            <text:p>PyPy 2.1.0</text:p>
          </table:table-cell>
          <table:table-cell table:style-name="ce6" table:formula="of:=INDEX(INDIRECT([.$H$1]);COLUMN();ROW()-1)" office:value-type="string" office:string-value="CPython">
            <text:p>CPython</text:p>
          </table:table-cell>
          <table:table-cell table:style-name="ce6" table:formula="of:=INDEX(INDIRECT([.$H$1]);COLUMN();ROW()-1)" office:value-type="string" office:string-value="CPython">
            <text:p>CPython</text:p>
          </table:table-cell>
          <table:table-cell/>
          <table:table-cell table:style-name="Default" table:number-columns-repeated="2"/>
          <table:table-cell table:number-columns-repeated="1014"/>
        </table:table-row>
        <table:table-row table:style-name="ro2">
          <table:table-cell table:style-name="ce2" table:formula="of:=INDEX(INDIRECT([.$H$1]);COLUMN();ROW()-1)" office:value-type="string" office:string-value="Python Version">
            <text:p>Python Version</text:p>
          </table:table-cell>
          <table:table-cell table:style-name="ce6" table:formula="of:=INDEX(INDIRECT([.$H$1]);COLUMN();ROW()-1)" office:value-type="string" office:string-value="2.7.3">
            <text:p>2.7.3</text:p>
          </table:table-cell>
          <table:table-cell table:style-name="ce6" table:formula="of:=INDEX(INDIRECT([.$H$1]);COLUMN();ROW()-1)" office:value-type="string" office:string-value="3.3.3">
            <text:p>3.3.3</text:p>
          </table:table-cell>
          <table:table-cell table:style-name="ce6" table:formula="of:=INDEX(INDIRECT([.$H$1]);COLUMN();ROW()-1)" office:value-type="string" office:string-value="2.7.6">
            <text:p>2.7.6</text:p>
          </table:table-cell>
          <table:table-cell table:style-name="ce6" table:formula="of:=INDEX(INDIRECT([.$H$1]);COLUMN();ROW()-1)" office:value-type="string" office:string-value="2.7.3">
            <text:p>2.7.3</text:p>
          </table:table-cell>
          <table:table-cell table:style-name="ce6" table:formula="of:=INDEX(INDIRECT([.$H$1]);COLUMN();ROW()-1)" office:value-type="string" office:string-value="3.3.3">
            <text:p>3.3.3</text:p>
          </table:table-cell>
          <table:table-cell table:style-name="ce6" table:formula="of:=INDEX(INDIRECT([.$H$1]);COLUMN();ROW()-1)" office:value-type="string" office:string-value="2.7.6">
            <text:p>2.7.6</text:p>
          </table:table-cell>
          <table:table-cell/>
          <table:table-cell table:style-name="Default" table:number-columns-repeated="2"/>
          <table:table-cell table:number-columns-repeated="1014"/>
        </table:table-row>
        <table:table-row table:style-name="ro2">
          <table:table-cell table:style-name="ce3" table:formula="of:=INDEX(INDIRECT([.$H$1]);COLUMN();ROW()-1)" office:value-type="string" office:string-value="xml.sax">
            <text:p>xml.sax</text:p>
          </table:table-cell>
          <table:table-cell table:style-name="ce6" table:formula="of:= INDEX(INDIRECT([.$H$1]);COLUMN();ROW()-1) /MIN(INDEX(INDIRECT([.$H$2]);COLUMN()-1))" office:value-type="float" office:value="1.51653615232143">
            <text:p>1.5</text:p>
          </table:table-cell>
          <table:table-cell table:style-name="ce6" table:formula="of:= INDEX(INDIRECT([.$H$1]);COLUMN();ROW()-1) /MIN(INDEX(INDIRECT([.$H$2]);COLUMN()-1))" office:value-type="float" office:value="1">
            <text:p>1.0</text:p>
          </table:table-cell>
          <table:table-cell table:style-name="ce6" table:formula="of:= INDEX(INDIRECT([.$H$1]);COLUMN();ROW()-1) /MIN(INDEX(INDIRECT([.$H$2]);COLUMN()-1))" office:value-type="float" office:value="1.28552027240561">
            <text:p>1.3</text:p>
          </table:table-cell>
          <table:table-cell table:style-name="ce6" table:formula="of:= INDEX(INDIRECT([.$H$1]);COLUMN();ROW()-1) /MIN(INDEX(INDIRECT([.$H$2]);COLUMN()-1))" office:value-type="float" office:value="2.53423209209337">
            <text:p>2.5</text:p>
          </table:table-cell>
          <table:table-cell table:style-name="ce6" table:formula="of:= INDEX(INDIRECT([.$H$1]);COLUMN();ROW()-1) /MIN(INDEX(INDIRECT([.$H$2]);COLUMN()-1))" office:value-type="float" office:value="1.0052646874022">
            <text:p>1.0</text:p>
          </table:table-cell>
          <table:table-cell table:style-name="ce6" table:formula="of:= INDEX(INDIRECT([.$H$1]);COLUMN();ROW()-1) /MIN(INDEX(INDIRECT([.$H$2]);COLUMN()-1))" office:value-type="float" office:value="1.46927840417726">
            <text:p>1.5</text:p>
          </table:table-cell>
          <table:table-cell table:number-columns-repeated="3"/>
          <table:table-cell table:style-name="ce11" table:number-columns-repeated="1014"/>
        </table:table-row>
        <table:table-row table:style-name="ro2">
          <table:table-cell table:style-name="ce3" table:formula="of:=INDEX(INDIRECT([.$H$1]);COLUMN();ROW()-1)" office:value-type="string" office:string-value="xml.dom.minidom">
            <text:p>xml.dom.minidom</text:p>
          </table:table-cell>
          <table:table-cell table:style-name="ce6" table:formula="of:= INDEX(INDIRECT([.$H$1]);COLUMN();ROW()-1) /MIN(INDEX(INDIRECT([.$H$2]);COLUMN()-1))" office:value-type="float" office:value="3.00098025358532">
            <text:p>3.0</text:p>
          </table:table-cell>
          <table:table-cell table:style-name="ce6" table:formula="of:= INDEX(INDIRECT([.$H$1]);COLUMN();ROW()-1) /MIN(INDEX(INDIRECT([.$H$2]);COLUMN()-1))" office:value-type="float" office:value="1.9708804634029">
            <text:p>2.0</text:p>
          </table:table-cell>
          <table:table-cell table:style-name="ce6" table:formula="of:= INDEX(INDIRECT([.$H$1]);COLUMN();ROW()-1) /MIN(INDEX(INDIRECT([.$H$2]);COLUMN()-1))" office:value-type="float" office:value="2.12060831247257">
            <text:p>2.1</text:p>
          </table:table-cell>
          <table:table-cell table:style-name="ce6" table:formula="of:= INDEX(INDIRECT([.$H$1]);COLUMN();ROW()-1) /MIN(INDEX(INDIRECT([.$H$2]);COLUMN()-1))" office:value-type="float" office:value="1">
            <text:p>1.0</text:p>
          </table:table-cell>
          <table:table-cell table:style-name="ce6" table:formula="of:= INDEX(INDIRECT([.$H$1]);COLUMN();ROW()-1) /MIN(INDEX(INDIRECT([.$H$2]);COLUMN()-1))" office:value-type="float" office:value="1">
            <text:p>1.0</text:p>
          </table:table-cell>
          <table:table-cell table:style-name="ce6" table:formula="of:= INDEX(INDIRECT([.$H$1]);COLUMN();ROW()-1) /MIN(INDEX(INDIRECT([.$H$2]);COLUMN()-1))" office:value-type="float" office:value="1">
            <text:p>1.0</text:p>
          </table:table-cell>
          <table:table-cell table:number-columns-repeated="3"/>
          <table:table-cell table:style-name="ce11" table:number-columns-repeated="1014"/>
        </table:table-row>
        <table:table-row table:style-name="ro2">
          <table:table-cell table:style-name="ce3" table:formula="of:=INDEX(INDIRECT([.$H$1]);COLUMN();ROW()-1)" office:value-type="string" office:string-value="ecoxipy.dom_output">
            <text:p>ecoxipy.dom_output</text:p>
          </table:table-cell>
          <table:table-cell table:style-name="ce6" table:formula="of:= INDEX(INDIRECT([.$H$1]);COLUMN();ROW()-1) /MIN(INDEX(INDIRECT([.$H$2]);COLUMN()-1))" office:value-type="float" office:value="1.98134781250728">
            <text:p>2.0</text:p>
          </table:table-cell>
          <table:table-cell table:style-name="ce6" table:formula="of:= INDEX(INDIRECT([.$H$1]);COLUMN();ROW()-1) /MIN(INDEX(INDIRECT([.$H$2]);COLUMN()-1))" office:value-type="float" office:value="2.3400784098909">
            <text:p>2.3</text:p>
          </table:table-cell>
          <table:table-cell table:style-name="ce6" table:formula="of:= INDEX(INDIRECT([.$H$1]);COLUMN();ROW()-1) /MIN(INDEX(INDIRECT([.$H$2]);COLUMN()-1))" office:value-type="float" office:value="2.49491239707946">
            <text:p>2.5</text:p>
          </table:table-cell>
          <table:table-cell table:style-name="ce6" table:formula="of:= INDEX(INDIRECT([.$H$1]);COLUMN();ROW()-1) /MIN(INDEX(INDIRECT([.$H$2]);COLUMN()-1))" office:value-type="float" office:value="1.92397014234244">
            <text:p>1.9</text:p>
          </table:table-cell>
          <table:table-cell table:style-name="ce6" table:formula="of:= INDEX(INDIRECT([.$H$1]);COLUMN();ROW()-1) /MIN(INDEX(INDIRECT([.$H$2]);COLUMN()-1))" office:value-type="float" office:value="1.47918627200648">
            <text:p>1.5</text:p>
          </table:table-cell>
          <table:table-cell table:style-name="ce6" table:formula="of:= INDEX(INDIRECT([.$H$1]);COLUMN();ROW()-1) /MIN(INDEX(INDIRECT([.$H$2]);COLUMN()-1))" office:value-type="float" office:value="1.53865891509506">
            <text:p>1.5</text:p>
          </table:table-cell>
          <table:table-cell table:number-columns-repeated="3"/>
          <table:table-cell table:style-name="ce11" table:number-columns-repeated="1014"/>
        </table:table-row>
        <table:table-row table:style-name="ro2">
          <table:table-cell table:style-name="ce3" table:formula="of:=INDEX(INDIRECT([.$H$1]);COLUMN();ROW()-1)" office:value-type="string" office:string-value="ecoxipy.pyxom.output">
            <text:p>ecoxipy.pyxom.output</text:p>
          </table:table-cell>
          <table:table-cell table:style-name="ce6" table:formula="of:= INDEX(INDIRECT([.$H$1]);COLUMN();ROW()-1) /MIN(INDEX(INDIRECT([.$H$2]);COLUMN()-1))" office:value-type="float" office:value="1.80433865111053">
            <text:p>1.8</text:p>
          </table:table-cell>
          <table:table-cell table:style-name="ce6" table:formula="of:= INDEX(INDIRECT([.$H$1]);COLUMN();ROW()-1) /MIN(INDEX(INDIRECT([.$H$2]);COLUMN()-1))" office:value-type="float" office:value="1.94764010737037">
            <text:p>1.9</text:p>
          </table:table-cell>
          <table:table-cell table:style-name="ce6" table:formula="of:= INDEX(INDIRECT([.$H$1]);COLUMN();ROW()-1) /MIN(INDEX(INDIRECT([.$H$2]);COLUMN()-1))" office:value-type="float" office:value="2.04426062214039">
            <text:p>2.0</text:p>
          </table:table-cell>
          <table:table-cell table:style-name="ce6" table:formula="of:= INDEX(INDIRECT([.$H$1]);COLUMN();ROW()-1) /MIN(INDEX(INDIRECT([.$H$2]);COLUMN()-1))" office:value-type="float" office:value="1.13313009523496">
            <text:p>1.1</text:p>
          </table:table-cell>
          <table:table-cell table:style-name="ce6" table:formula="of:= INDEX(INDIRECT([.$H$1]);COLUMN();ROW()-1) /MIN(INDEX(INDIRECT([.$H$2]);COLUMN()-1))" office:value-type="float" office:value="1.12005958887427">
            <text:p>1.1</text:p>
          </table:table-cell>
          <table:table-cell table:style-name="ce6" table:formula="of:= INDEX(INDIRECT([.$H$1]);COLUMN();ROW()-1) /MIN(INDEX(INDIRECT([.$H$2]);COLUMN()-1))" office:value-type="float" office:value="1.47122166974755">
            <text:p>1.5</text:p>
          </table:table-cell>
          <table:table-cell table:number-columns-repeated="3"/>
          <table:table-cell table:style-name="ce11" table:number-columns-repeated="1014"/>
        </table:table-row>
        <table:table-row table:style-name="ro2">
          <table:table-cell table:style-name="ce3" table:formula="of:=INDEX(INDIRECT([.$H$1]);COLUMN();ROW()-1)" office:value-type="string" office:string-value="ecoxipy.string_output">
            <text:p>ecoxipy.string_output</text:p>
          </table:table-cell>
          <table:table-cell table:style-name="ce6" table:formula="of:= INDEX(INDIRECT([.$H$1]);COLUMN();ROW()-1) /MIN(INDEX(INDIRECT([.$H$2]);COLUMN()-1))" office:value-type="float" office:value="1">
            <text:p>1.0</text:p>
          </table:table-cell>
          <table:table-cell table:style-name="ce6" table:formula="of:= INDEX(INDIRECT([.$H$1]);COLUMN();ROW()-1) /MIN(INDEX(INDIRECT([.$H$2]);COLUMN()-1))" office:value-type="float" office:value="1.04699555615204">
            <text:p>1.0</text:p>
          </table:table-cell>
          <table:table-cell table:style-name="ce6" table:formula="of:= INDEX(INDIRECT([.$H$1]);COLUMN();ROW()-1) /MIN(INDEX(INDIRECT([.$H$2]);COLUMN()-1))" office:value-type="float" office:value="1">
            <text:p>1.0</text:p>
          </table:table-cell>
          <table:table-cell table:style-name="ce6" table:formula="of:= INDEX(INDIRECT([.$H$1]);COLUMN();ROW()-1) /MIN(INDEX(INDIRECT([.$H$2]);COLUMN()-1))" office:value-type="float" office:value="1.66829643441592">
            <text:p>1.7</text:p>
          </table:table-cell>
          <table:table-cell table:style-name="ce6" table:formula="of:= INDEX(INDIRECT([.$H$1]);COLUMN();ROW()-1) /MIN(INDEX(INDIRECT([.$H$2]);COLUMN()-1))" office:value-type="float" office:value="1.11515067490274">
            <text:p>1.1</text:p>
          </table:table-cell>
          <table:table-cell table:style-name="ce6" table:formula="of:= INDEX(INDIRECT([.$H$1]);COLUMN();ROW()-1) /MIN(INDEX(INDIRECT([.$H$2]);COLUMN()-1))" office:value-type="float" office:value="1.16049635364682">
            <text:p>1.2</text:p>
          </table:table-cell>
          <table:table-cell table:number-columns-repeated="3"/>
          <table:table-cell table:style-name="ce11" table:number-columns-repeated="1014"/>
        </table:table-row>
        <table:table-row table:style-name="ro2">
          <table:table-cell table:style-name="ce4"/>
          <table:table-cell table:style-name="ce8" table:number-columns-repeated="6"/>
          <table:table-cell table:style-name="ce4"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Relative Graph" table:style-name="ta1" table:print-ranges="'Relative Graph'.A1:'Relative Graph'.A1">
        <table:table-column table:style-name="co6" table:number-columns-repeated="2" table:default-cell-style-name="Default"/>
        <table:table-row table:style-name="ro3">
          <table:table-cell>
            <draw:frame table:end-cell-address="'Relative Graph'.B2" table:end-x="0.056cm" table:end-y="0.056cm" draw:z-index="0" draw:style-name="gr1" draw:text-style-name="P1" svg:width="15cm" svg:height="15cm" svg:x="0cm" svg:y="0cm">
              <draw:object draw:notify-on-update-of-ranges="'Relative Results'.B2:'Relative Results'.G4 'Relative Results'.A5:'Relative Results'.A5 'Relative Results'.B5:'Relative Results'.G5 'Relative Results'.A6:'Relative Results'.A6 'Relative Results'.B6:'Relative Results'.G6 'Relative Results'.A7:'Relative Results'.A7 'Relative Results'.B7:'Relative Results'.G7 'Relative Results'.A8:'Relative Results'.A8 'Relative Results'.B8:'Relative Results'.G8 'Relative Results'.A9:'Relative Results'.A9 'Relative Results'.B9:'Relative Results'.G9" xlink:href="./Object 2" xlink:type="simple" xlink:show="embed" xlink:actuate="onLoad">
                <text:p/>
              </draw:object>
              <draw:image xlink:href="./ObjectReplacements/Object 2" xlink:type="simple" xlink:show="embed" xlink:actuate="onLoad"/>
            </draw:frame>
          </table:table-cell>
          <table:table-cell/>
        </table:table-row>
      </table:table>
      <table:table table:name="Results" table:style-name="ta1" table:print-ranges="Results.A1:Results.G9">
        <table:table-column table:style-name="co1" table:default-cell-style-name="ce5"/>
        <table:table-column table:style-name="co2" table:default-cell-style-name="ce9"/>
        <table:table-column table:style-name="co3" table:number-columns-repeated="2" table:default-cell-style-name="ce9"/>
        <table:table-column table:style-name="co2" table:default-cell-style-name="ce9"/>
        <table:table-column table:style-name="co3" table:number-columns-repeated="2" table:default-cell-style-name="ce9"/>
        <table:table-column table:style-name="co4" table:default-cell-style-name="ce10"/>
        <table:table-column table:style-name="co5" table:number-columns-repeated="2" table:default-cell-style-name="ce11"/>
        <table:table-column table:style-name="co5" table:number-columns-repeated="1014" table:default-cell-style-name="Default"/>
        <table:table-row table:style-name="ro1">
          <table:table-cell table:style-name="ce1" office:value-type="string" table:number-columns-spanned="7" table:number-rows-spanned="1">
            <text:p><text:span text:style-name="T1">Setup:</text:span><text:span text:style-name="T2"> The same XHTML5 document is created with different APIs. All output implementations of EcoXiPy are tested as well as “xml.sax” and “xml.dom.minidom”. For each of the APIs one test creates its native representation and one test transforms this into an UTF-8 encoded byte string, as mostly XML is serialized this way. The SAX tests creates byte strings in both test types.</text:span></text:p>
            <text:p><text:span text:style-name="T3">Platform:</text:span><text:span text:style-name="T4"> 2.4 GHz Intel Core 2 Duo, 8 GB RAM on Mac OS X 10.8.3</text:span></text:p>
            <text:p><text:span text:style-name="T4"/></text:p>
            <text:p><text:span text:style-name="T4">The following table shows the running times in seconds for the tests for the different Platforms and output types.</text:span></text:p>
          </table:table-cell>
          <table:covered-table-cell table:number-columns-repeated="6" table:style-name="ce6"/>
          <table:table-cell office:value-type="string">
            <text:p>Raw Data.$A$1:$J$7</text:p>
          </table:table-cell>
          <table:table-cell table:style-name="Default" table:number-columns-repeated="2"/>
          <table:table-cell table:style-name="ce12" table:number-columns-repeated="1013"/>
          <table:table-cell table:style-name="ce13"/>
        </table:table-row>
        <table:table-row table:style-name="ro2">
          <table:table-cell table:style-name="ce14" table:formula="of:=INDEX(INDIRECT([.$H$1]);COLUMN();ROW()-1)" office:value-type="string" office:string-value="Output">
            <text:p>Output</text:p>
          </table:table-cell>
          <table:table-cell table:style-name="ce18" table:formula="of:=INDEX(INDIRECT([.$H$1]);COLUMN();ROW()-1)" office:value-type="string" office:string-value="Bytes">
            <text:p>Bytes</text:p>
          </table:table-cell>
          <table:table-cell table:style-name="ce18" table:formula="of:=INDEX(INDIRECT([.$H$1]);COLUMN();ROW()-1)" office:value-type="string" office:string-value="Bytes">
            <text:p>Bytes</text:p>
          </table:table-cell>
          <table:table-cell table:style-name="ce18" table:formula="of:=INDEX(INDIRECT([.$H$1]);COLUMN();ROW()-1)" office:value-type="string" office:string-value="Bytes">
            <text:p>Bytes</text:p>
          </table:table-cell>
          <table:table-cell table:style-name="ce18" table:formula="of:=INDEX(INDIRECT([.$H$1]);COLUMN();ROW()-1)" office:value-type="string" office:string-value="Native">
            <text:p>Native</text:p>
          </table:table-cell>
          <table:table-cell table:style-name="ce18" table:formula="of:=INDEX(INDIRECT([.$H$1]);COLUMN();ROW()-1)" office:value-type="string" office:string-value="Native">
            <text:p>Native</text:p>
          </table:table-cell>
          <table:table-cell table:style-name="ce21" table:formula="of:=INDEX(INDIRECT([.$H$1]);COLUMN();ROW()-1)" office:value-type="string" office:string-value="Native">
            <text:p>Native</text:p>
          </table:table-cell>
          <table:table-cell/>
          <table:table-cell table:style-name="Default" table:number-columns-repeated="2"/>
          <table:table-cell table:style-name="ce12" table:number-columns-repeated="1013"/>
          <table:table-cell table:style-name="ce13"/>
        </table:table-row>
        <table:table-row table:style-name="ro2">
          <table:table-cell table:style-name="ce15" table:formula="of:=INDEX(INDIRECT([.$H$1]);COLUMN();ROW()-1)" office:value-type="string" office:string-value="Python Platform">
            <text:p>Python Platform</text:p>
          </table:table-cell>
          <table:table-cell table:style-name="ce19" table:formula="of:=INDEX(INDIRECT([.$H$1]);COLUMN();ROW()-1)" office:value-type="string" office:string-value="PyPy 2.1.0">
            <text:p>PyPy 2.1.0</text:p>
          </table:table-cell>
          <table:table-cell table:style-name="ce19" table:formula="of:=INDEX(INDIRECT([.$H$1]);COLUMN();ROW()-1)" office:value-type="string" office:string-value="CPython">
            <text:p>CPython</text:p>
          </table:table-cell>
          <table:table-cell table:style-name="ce19" table:formula="of:=INDEX(INDIRECT([.$H$1]);COLUMN();ROW()-1)" office:value-type="string" office:string-value="CPython">
            <text:p>CPython</text:p>
          </table:table-cell>
          <table:table-cell table:style-name="ce19" table:formula="of:=INDEX(INDIRECT([.$H$1]);COLUMN();ROW()-1)" office:value-type="string" office:string-value="PyPy 2.1.0">
            <text:p>PyPy 2.1.0</text:p>
          </table:table-cell>
          <table:table-cell table:style-name="ce19" table:formula="of:=INDEX(INDIRECT([.$H$1]);COLUMN();ROW()-1)" office:value-type="string" office:string-value="CPython">
            <text:p>CPython</text:p>
          </table:table-cell>
          <table:table-cell table:style-name="ce22" table:formula="of:=INDEX(INDIRECT([.$H$1]);COLUMN();ROW()-1)" office:value-type="string" office:string-value="CPython">
            <text:p>CPython</text:p>
          </table:table-cell>
          <table:table-cell/>
          <table:table-cell table:style-name="Default" table:number-columns-repeated="2"/>
          <table:table-cell table:number-columns-repeated="1014"/>
        </table:table-row>
        <table:table-row table:style-name="ro2">
          <table:table-cell table:style-name="ce15" table:formula="of:=INDEX(INDIRECT([.$H$1]);COLUMN();ROW()-1)" office:value-type="string" office:string-value="Python Version">
            <text:p>Python Version</text:p>
          </table:table-cell>
          <table:table-cell table:style-name="ce19" table:formula="of:=INDEX(INDIRECT([.$H$1]);COLUMN();ROW()-1)" office:value-type="string" office:string-value="2.7.3">
            <text:p>2.7.3</text:p>
          </table:table-cell>
          <table:table-cell table:style-name="ce19" table:formula="of:=INDEX(INDIRECT([.$H$1]);COLUMN();ROW()-1)" office:value-type="string" office:string-value="3.3.3">
            <text:p>3.3.3</text:p>
          </table:table-cell>
          <table:table-cell table:style-name="ce19" table:formula="of:=INDEX(INDIRECT([.$H$1]);COLUMN();ROW()-1)" office:value-type="string" office:string-value="2.7.6">
            <text:p>2.7.6</text:p>
          </table:table-cell>
          <table:table-cell table:style-name="ce19" table:formula="of:=INDEX(INDIRECT([.$H$1]);COLUMN();ROW()-1)" office:value-type="string" office:string-value="2.7.3">
            <text:p>2.7.3</text:p>
          </table:table-cell>
          <table:table-cell table:style-name="ce19" table:formula="of:=INDEX(INDIRECT([.$H$1]);COLUMN();ROW()-1)" office:value-type="string" office:string-value="3.3.3">
            <text:p>3.3.3</text:p>
          </table:table-cell>
          <table:table-cell table:style-name="ce22" table:formula="of:=INDEX(INDIRECT([.$H$1]);COLUMN();ROW()-1)" office:value-type="string" office:string-value="2.7.6">
            <text:p>2.7.6</text:p>
          </table:table-cell>
          <table:table-cell/>
          <table:table-cell table:style-name="Default" table:number-columns-repeated="2"/>
          <table:table-cell table:number-columns-repeated="1014"/>
        </table:table-row>
        <table:table-row table:style-name="ro2">
          <table:table-cell table:style-name="ce16" table:formula="of:=INDEX(INDIRECT([.$H$1]);COLUMN();ROW()-1)" office:value-type="string" office:string-value="xml.sax">
            <text:p>xml.sax</text:p>
          </table:table-cell>
          <table:table-cell table:style-name="ce19" table:formula="of:=INDEX(INDIRECT([.$H$1]);COLUMN();ROW()-1)" office:value-type="float" office:value="5.24473404884">
            <text:p>5.2</text:p>
          </table:table-cell>
          <table:table-cell table:style-name="ce19" table:formula="of:=INDEX(INDIRECT([.$H$1]);COLUMN();ROW()-1)" office:value-type="float" office:value="10.955079759995">
            <text:p>11.0</text:p>
          </table:table-cell>
          <table:table-cell table:style-name="ce19" table:formula="of:=INDEX(INDIRECT([.$H$1]);COLUMN();ROW()-1)" office:value-type="float" office:value="15.1303639412">
            <text:p>15.1</text:p>
          </table:table-cell>
          <table:table-cell table:style-name="ce19" table:formula="of:=INDEX(INDIRECT([.$H$1]);COLUMN();ROW()-1)" office:value-type="float" office:value="5.24500107765">
            <text:p>5.2</text:p>
          </table:table-cell>
          <table:table-cell table:style-name="ce19" table:formula="of:=INDEX(INDIRECT([.$H$1]);COLUMN();ROW()-1)" office:value-type="float" office:value="10.6177949789999">
            <text:p>10.6</text:p>
          </table:table-cell>
          <table:table-cell table:style-name="ce22" table:formula="of:=INDEX(INDIRECT([.$H$1]);COLUMN();ROW()-1)" office:value-type="float" office:value="14.9093790054">
            <text:p>14.9</text:p>
          </table:table-cell>
          <table:table-cell table:number-columns-repeated="3"/>
          <table:table-cell table:style-name="ce11" table:number-columns-repeated="1014"/>
        </table:table-row>
        <table:table-row table:style-name="ro2">
          <table:table-cell table:style-name="ce16" table:formula="of:=INDEX(INDIRECT([.$H$1]);COLUMN();ROW()-1)" office:value-type="string" office:string-value="xml.dom.minidom">
            <text:p>xml.dom.minidom</text:p>
          </table:table-cell>
          <table:table-cell table:style-name="ce19" table:formula="of:=INDEX(INDIRECT([.$H$1]);COLUMN();ROW()-1)" office:value-type="float" office:value="10.3784821033">
            <text:p>10.4</text:p>
          </table:table-cell>
          <table:table-cell table:style-name="ce19" table:formula="of:=INDEX(INDIRECT([.$H$1]);COLUMN();ROW()-1)" office:value-type="float" office:value="21.5911526739947">
            <text:p>21.6</text:p>
          </table:table-cell>
          <table:table-cell table:style-name="ce19" table:formula="of:=INDEX(INDIRECT([.$H$1]);COLUMN();ROW()-1)" office:value-type="float" office:value="24.9592139721">
            <text:p>25.0</text:p>
          </table:table-cell>
          <table:table-cell table:style-name="ce19" table:formula="of:=INDEX(INDIRECT([.$H$1]);COLUMN();ROW()-1)" office:value-type="float" office:value="2.06966090202">
            <text:p>2.1</text:p>
          </table:table-cell>
          <table:table-cell table:style-name="ce19" table:formula="of:=INDEX(INDIRECT([.$H$1]);COLUMN();ROW()-1)" office:value-type="float" office:value="10.5621883590065">
            <text:p>10.6</text:p>
          </table:table-cell>
          <table:table-cell table:style-name="ce22" table:formula="of:=INDEX(INDIRECT([.$H$1]);COLUMN();ROW()-1)" office:value-type="float" office:value="10.1474158764">
            <text:p>10.1</text:p>
          </table:table-cell>
          <table:table-cell table:number-columns-repeated="3"/>
          <table:table-cell table:style-name="ce11" table:number-columns-repeated="1014"/>
        </table:table-row>
        <table:table-row table:style-name="ro2">
          <table:table-cell table:style-name="ce16" table:formula="of:=INDEX(INDIRECT([.$H$1]);COLUMN();ROW()-1)" office:value-type="string" office:string-value="ecoxipy.dom_output">
            <text:p>ecoxipy.dom_output</text:p>
          </table:table-cell>
          <table:table-cell table:style-name="ce19" table:formula="of:=INDEX(INDIRECT([.$H$1]);COLUMN();ROW()-1)" office:value-type="float" office:value="6.85222196579">
            <text:p>6.9</text:p>
          </table:table-cell>
          <table:table-cell table:style-name="ce19" table:formula="of:=INDEX(INDIRECT([.$H$1]);COLUMN();ROW()-1)" office:value-type="float" office:value="25.6357456249971">
            <text:p>25.6</text:p>
          </table:table-cell>
          <table:table-cell table:style-name="ce19" table:formula="of:=INDEX(INDIRECT([.$H$1]);COLUMN();ROW()-1)" office:value-type="float" office:value="29.3647119999">
            <text:p>29.4</text:p>
          </table:table-cell>
          <table:table-cell table:style-name="ce19" table:formula="of:=INDEX(INDIRECT([.$H$1]);COLUMN();ROW()-1)" office:value-type="float" office:value="3.98196578026">
            <text:p>4.0</text:p>
          </table:table-cell>
          <table:table-cell table:style-name="ce19" table:formula="of:=INDEX(INDIRECT([.$H$1]);COLUMN();ROW()-1)" office:value-type="float" office:value="15.6234440229891">
            <text:p>15.6</text:p>
          </table:table-cell>
          <table:table-cell table:style-name="ce22" table:formula="of:=INDEX(INDIRECT([.$H$1]);COLUMN();ROW()-1)" office:value-type="float" office:value="15.6134119034">
            <text:p>15.6</text:p>
          </table:table-cell>
          <table:table-cell table:number-columns-repeated="3"/>
          <table:table-cell table:style-name="ce11" table:number-columns-repeated="1014"/>
        </table:table-row>
        <table:table-row table:style-name="ro2">
          <table:table-cell table:style-name="ce16" table:formula="of:=INDEX(INDIRECT([.$H$1]);COLUMN();ROW()-1)" office:value-type="string" office:string-value="ecoxipy.pyxom.output">
            <text:p>ecoxipy.pyxom.output</text:p>
          </table:table-cell>
          <table:table-cell table:style-name="ce19" table:formula="of:=INDEX(INDIRECT([.$H$1]);COLUMN();ROW()-1)" office:value-type="float" office:value="6.2400598526">
            <text:p>6.2</text:p>
          </table:table-cell>
          <table:table-cell table:style-name="ce19" table:formula="of:=INDEX(INDIRECT([.$H$1]);COLUMN();ROW()-1)" office:value-type="float" office:value="21.3365527200076">
            <text:p>21.3</text:p>
          </table:table-cell>
          <table:table-cell table:style-name="ce19" table:formula="of:=INDEX(INDIRECT([.$H$1]);COLUMN();ROW()-1)" office:value-type="float" office:value="24.060614109">
            <text:p>24.1</text:p>
          </table:table-cell>
          <table:table-cell table:style-name="ce19" table:formula="of:=INDEX(INDIRECT([.$H$1]);COLUMN();ROW()-1)" office:value-type="float" office:value="2.34519505501">
            <text:p>2.3</text:p>
          </table:table-cell>
          <table:table-cell table:style-name="ce19" table:formula="of:=INDEX(INDIRECT([.$H$1]);COLUMN();ROW()-1)" office:value-type="float" office:value="11.8302803510014">
            <text:p>11.8</text:p>
          </table:table-cell>
          <table:table-cell table:style-name="ce22" table:formula="of:=INDEX(INDIRECT([.$H$1]);COLUMN();ROW()-1)" office:value-type="float" office:value="14.9290981293">
            <text:p>14.9</text:p>
          </table:table-cell>
          <table:table-cell table:number-columns-repeated="3"/>
          <table:table-cell table:style-name="ce11" table:number-columns-repeated="1014"/>
        </table:table-row>
        <table:table-row table:style-name="ro2">
          <table:table-cell table:style-name="ce17" table:formula="of:=INDEX(INDIRECT([.$H$1]);COLUMN();ROW()-1)" office:value-type="string" office:string-value="ecoxipy.string_output">
            <text:p>ecoxipy.string_output</text:p>
          </table:table-cell>
          <table:table-cell table:style-name="ce20" table:formula="of:=INDEX(INDIRECT([.$H$1]);COLUMN();ROW()-1)" office:value-type="float" office:value="3.45836400986">
            <text:p>3.5</text:p>
          </table:table-cell>
          <table:table-cell table:style-name="ce20" table:formula="of:=INDEX(INDIRECT([.$H$1]);COLUMN();ROW()-1)" office:value-type="float" office:value="11.4699198260059">
            <text:p>11.5</text:p>
          </table:table-cell>
          <table:table-cell table:style-name="ce20" table:formula="of:=INDEX(INDIRECT([.$H$1]);COLUMN();ROW()-1)" office:value-type="float" office:value="11.7698369026">
            <text:p>11.8</text:p>
          </table:table-cell>
          <table:table-cell table:style-name="ce20" table:formula="of:=INDEX(INDIRECT([.$H$1]);COLUMN();ROW()-1)" office:value-type="float" office:value="3.45280790329">
            <text:p>3.5</text:p>
          </table:table-cell>
          <table:table-cell table:style-name="ce20" table:formula="of:=INDEX(INDIRECT([.$H$1]);COLUMN();ROW()-1)" office:value-type="float" office:value="11.778431476996">
            <text:p>11.8</text:p>
          </table:table-cell>
          <table:table-cell table:style-name="ce23" table:formula="of:=INDEX(INDIRECT([.$H$1]);COLUMN();ROW()-1)" office:value-type="float" office:value="11.7760391235">
            <text:p>11.8</text:p>
          </table:table-cell>
          <table:table-cell table:number-columns-repeated="3"/>
          <table:table-cell table:style-name="ce11" table:number-columns-repeated="1014"/>
        </table:table-row>
        <table:table-row table:style-name="ro2">
          <table:table-cell table:style-name="ce4"/>
          <table:table-cell table:style-name="ce8" table:number-columns-repeated="6"/>
          <table:table-cell table:style-name="ce4" table:number-columns-repeated="1017"/>
        </table:table-row>
        <table:table-row table:style-name="ro2" table:number-rows-repeated="1048565">
          <table:table-cell table:number-columns-repeated="1024"/>
        </table:table-row>
        <table:table-row table:style-name="ro2">
          <table:table-cell table:number-columns-repeated="1024"/>
        </table:table-row>
      </table:table>
      <table:table table:name="Graph" table:style-name="ta1" table:print-ranges="Graph.A1:Graph.A1">
        <table:table-column table:style-name="co6" table:number-columns-repeated="2" table:default-cell-style-name="Default"/>
        <table:table-row table:style-name="ro3">
          <table:table-cell>
            <draw:frame table:end-cell-address="Graph.B2" table:end-x="0.056cm" table:end-y="0.056cm" draw:z-index="0" draw:style-name="gr1" draw:text-style-name="P1" svg:width="15cm" svg:height="15cm" svg:x="0cm" svg:y="0cm">
              <draw:object draw:notify-on-update-of-ranges="Results.B1:Results.G4 Results.A5:Results.A5 Results.B5:Results.G5 Results.A6:Results.A6 Results.B6:Results.G6 Results.A7:Results.A7 Results.B7:Results.G7 Results.A8:Results.A8 Results.B8:Results.G8 Results.A9:Results.A9 Results.B9:Results.G9" xlink:href="./Object 1" xlink:type="simple" xlink:show="embed" xlink:actuate="onLoad">
                <text:p/>
              </draw:object>
              <draw:image xlink:href="./ObjectReplacements/Object 1" xlink:type="simple" xlink:show="embed" xlink:actuate="onLoad"/>
            </draw:frame>
          </table:table-cell>
          <table:table-cell/>
        </table:table-row>
      </table:table>
      <table:table table:name="Raw Data" table:style-name="ta1" table:print="false">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row table:style-name="ro4">
          <table:table-cell office:value-type="string">
            <text:p>Output</text:p>
          </table:table-cell>
          <table:table-cell office:value-type="string">
            <text:p>Python Platform</text:p>
          </table:table-cell>
          <table:table-cell office:value-type="string">
            <text:p>Python Version</text:p>
          </table:table-cell>
          <table:table-cell office:value-type="string">
            <text:p>xml.sax</text:p>
          </table:table-cell>
          <table:table-cell office:value-type="string">
            <text:p>xml.dom.minidom</text:p>
          </table:table-cell>
          <table:table-cell office:value-type="string">
            <text:p>ecoxipy.dom_output</text:p>
          </table:table-cell>
          <table:table-cell office:value-type="string">
            <text:p>ecoxipy.pyxom.output</text:p>
          </table:table-cell>
          <table:table-cell office:value-type="string">
            <text:p>ecoxipy.string_output</text:p>
          </table:table-cell>
          <table:table-cell office:value-type="string">
            <text:p>Repetitions</text:p>
          </table:table-cell>
          <table:table-cell office:value-type="string">
            <text:p>Data Count</text:p>
          </table:table-cell>
        </table:table-row>
        <table:table-row table:style-name="ro4">
          <table:table-cell office:value-type="string">
            <text:p>Bytes</text:p>
          </table:table-cell>
          <table:table-cell office:value-type="string">
            <text:p>PyPy 2.1.0</text:p>
          </table:table-cell>
          <table:table-cell office:value-type="string">
            <text:p>2.7.3</text:p>
          </table:table-cell>
          <table:table-cell office:value-type="float" office:value="5.24473404884">
            <text:p>5.2447340488</text:p>
          </table:table-cell>
          <table:table-cell office:value-type="float" office:value="10.3784821033">
            <text:p>10.3784821033</text:p>
          </table:table-cell>
          <table:table-cell office:value-type="float" office:value="6.85222196579">
            <text:p>6.8522219658</text:p>
          </table:table-cell>
          <table:table-cell office:value-type="float" office:value="6.2400598526">
            <text:p>6.2400598526</text:p>
          </table:table-cell>
          <table:table-cell office:value-type="float" office:value="3.45836400986">
            <text:p>3.4583640099</text:p>
          </table:table-cell>
          <table:table-cell office:value-type="float" office:value="1000">
            <text:p>1000</text:p>
          </table:table-cell>
          <table:table-cell office:value-type="float" office:value="15">
            <text:p>15</text:p>
          </table:table-cell>
        </table:table-row>
        <table:table-row table:style-name="ro4">
          <table:table-cell office:value-type="string">
            <text:p>Bytes</text:p>
          </table:table-cell>
          <table:table-cell office:value-type="string">
            <text:p>CPython</text:p>
          </table:table-cell>
          <table:table-cell office:value-type="string">
            <text:p>3.3.3</text:p>
          </table:table-cell>
          <table:table-cell office:value-type="float" office:value="10.955079759995">
            <text:p>10.95507976</text:p>
          </table:table-cell>
          <table:table-cell office:value-type="float" office:value="21.5911526739947">
            <text:p>21.591152674</text:p>
          </table:table-cell>
          <table:table-cell office:value-type="float" office:value="25.6357456249971">
            <text:p>25.635745625</text:p>
          </table:table-cell>
          <table:table-cell office:value-type="float" office:value="21.3365527200076">
            <text:p>21.33655272</text:p>
          </table:table-cell>
          <table:table-cell office:value-type="float" office:value="11.4699198260059">
            <text:p>11.469919826</text:p>
          </table:table-cell>
          <table:table-cell office:value-type="float" office:value="1000">
            <text:p>1000</text:p>
          </table:table-cell>
          <table:table-cell office:value-type="float" office:value="15">
            <text:p>15</text:p>
          </table:table-cell>
        </table:table-row>
        <table:table-row table:style-name="ro4">
          <table:table-cell office:value-type="string">
            <text:p>Bytes</text:p>
          </table:table-cell>
          <table:table-cell office:value-type="string">
            <text:p>CPython</text:p>
          </table:table-cell>
          <table:table-cell office:value-type="string">
            <text:p>2.7.6</text:p>
          </table:table-cell>
          <table:table-cell office:value-type="float" office:value="15.1303639412">
            <text:p>15.1303639412</text:p>
          </table:table-cell>
          <table:table-cell office:value-type="float" office:value="24.9592139721">
            <text:p>24.9592139721</text:p>
          </table:table-cell>
          <table:table-cell office:value-type="float" office:value="29.3647119999">
            <text:p>29.3647119999</text:p>
          </table:table-cell>
          <table:table-cell office:value-type="float" office:value="24.060614109">
            <text:p>24.060614109</text:p>
          </table:table-cell>
          <table:table-cell office:value-type="float" office:value="11.7698369026">
            <text:p>11.7698369026</text:p>
          </table:table-cell>
          <table:table-cell office:value-type="float" office:value="1000">
            <text:p>1000</text:p>
          </table:table-cell>
          <table:table-cell office:value-type="float" office:value="15">
            <text:p>15</text:p>
          </table:table-cell>
        </table:table-row>
        <table:table-row table:style-name="ro4">
          <table:table-cell office:value-type="string">
            <text:p>Native</text:p>
          </table:table-cell>
          <table:table-cell office:value-type="string">
            <text:p>PyPy 2.1.0</text:p>
          </table:table-cell>
          <table:table-cell office:value-type="string">
            <text:p>2.7.3</text:p>
          </table:table-cell>
          <table:table-cell office:value-type="float" office:value="5.24500107765">
            <text:p>5.2450010777</text:p>
          </table:table-cell>
          <table:table-cell office:value-type="float" office:value="2.06966090202">
            <text:p>2.069660902</text:p>
          </table:table-cell>
          <table:table-cell office:value-type="float" office:value="3.98196578026">
            <text:p>3.9819657803</text:p>
          </table:table-cell>
          <table:table-cell office:value-type="float" office:value="2.34519505501">
            <text:p>2.345195055</text:p>
          </table:table-cell>
          <table:table-cell office:value-type="float" office:value="3.45280790329">
            <text:p>3.4528079033</text:p>
          </table:table-cell>
          <table:table-cell office:value-type="float" office:value="1000">
            <text:p>1000</text:p>
          </table:table-cell>
          <table:table-cell office:value-type="float" office:value="15">
            <text:p>15</text:p>
          </table:table-cell>
        </table:table-row>
        <table:table-row table:style-name="ro4">
          <table:table-cell office:value-type="string">
            <text:p>Native</text:p>
          </table:table-cell>
          <table:table-cell office:value-type="string">
            <text:p>CPython</text:p>
          </table:table-cell>
          <table:table-cell office:value-type="string">
            <text:p>3.3.3</text:p>
          </table:table-cell>
          <table:table-cell office:value-type="float" office:value="10.6177949789999">
            <text:p>10.617794979</text:p>
          </table:table-cell>
          <table:table-cell office:value-type="float" office:value="10.5621883590065">
            <text:p>10.562188359</text:p>
          </table:table-cell>
          <table:table-cell office:value-type="float" office:value="15.6234440229891">
            <text:p>15.623444023</text:p>
          </table:table-cell>
          <table:table-cell office:value-type="float" office:value="11.8302803510014">
            <text:p>11.830280351</text:p>
          </table:table-cell>
          <table:table-cell office:value-type="float" office:value="11.778431476996">
            <text:p>11.778431477</text:p>
          </table:table-cell>
          <table:table-cell office:value-type="float" office:value="1000">
            <text:p>1000</text:p>
          </table:table-cell>
          <table:table-cell office:value-type="float" office:value="15">
            <text:p>15</text:p>
          </table:table-cell>
        </table:table-row>
        <table:table-row table:style-name="ro4">
          <table:table-cell office:value-type="string">
            <text:p>Native</text:p>
          </table:table-cell>
          <table:table-cell office:value-type="string">
            <text:p>CPython</text:p>
          </table:table-cell>
          <table:table-cell office:value-type="string">
            <text:p>2.7.6</text:p>
          </table:table-cell>
          <table:table-cell office:value-type="float" office:value="14.9093790054">
            <text:p>14.9093790054</text:p>
          </table:table-cell>
          <table:table-cell office:value-type="float" office:value="10.1474158764">
            <text:p>10.1474158764</text:p>
          </table:table-cell>
          <table:table-cell office:value-type="float" office:value="15.6134119034">
            <text:p>15.6134119034</text:p>
          </table:table-cell>
          <table:table-cell office:value-type="float" office:value="14.9290981293">
            <text:p>14.9290981293</text:p>
          </table:table-cell>
          <table:table-cell office:value-type="float" office:value="11.7760391235">
            <text:p>11.7760391235</text:p>
          </table:table-cell>
          <table:table-cell office:value-type="float" office:value="1000">
            <text:p>1000</text:p>
          </table:table-cell>
          <table:table-cell office:value-type="float" office:value="15">
            <text:p>15</text:p>
          </table:table-cell>
        </table:table-row>
      </table:table>
      <table:database-ranges>
        <table:database-range table:target-range-address="Results.A2:Results.G9" table:orientation="column">
          <table:sort>
            <table:sort-by table:field-number="0" table:data-type="automatic"/>
            <table:sort-by table:field-number="2" table:order="descending" table:data-type="automatic"/>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24pt" style:language-asian="zh" style:country-asian="CN" style:font-size-complex="24pt" style:language-complex="hi" style:country-complex="IN"/>
    </style:default-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8000" number:language="en" number:country="US">
      <number:number number:min-integer-digits="1"/>
    </number:number-style>
    <number:number-style style:name="N108">
      <number:number number:decimal-places="3" number:min-integer-digits="1"/>
    </number:number-style>
    <number:number-style style:name="N8116" number:language="en" number:country="US">
      <number:number number:decimal-places="3" number:min-integer-digits="1"/>
    </number:number-style>
    <number:number-style style:name="N8117" number:language="en" number:country="US">
      <number:number number:decimal-places="1" number:min-integer-digits="1"/>
    </number:number-style>
    <style:style style:name="Default" style:family="table-cell" style:data-style-name="N8000">
      <style:text-properties fo:language="en" fo:country="U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cm" fo:page-height="21.001cm" style:num-format="1" style:print-orientation="landscape" fo:margin-top="1cm" fo:margin-bottom="1cm" fo:margin-left="1cm" fo:margin-right="1cm" style:shadow="none" fo:background-color="transparent" style:table-centering="horizontal" style:writing-mode="lr-tb">
        <style:background-image/>
      </style:page-layout-properties>
      <style:header-style>
        <style:header-footer-properties fo:min-height="1.101cm" fo:margin-left="0cm" fo:margin-right="0cm" fo:margin-bottom="1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style:font-name="Arial" fo:font-size="10pt" style:font-name-asian="Arial" style:font-size-asian="10pt" style:font-name-complex="Arial" style:font-size-complex="10pt"/>
    </style:style>
    <style:style style:name="MT2" style:family="text">
      <style:text-properties style:font-name="Tahoma1" fo:font-size="10pt" style:font-name-asian="Tahoma1" style:font-size-asian="10pt" style:font-name-complex="Tahoma1" style:font-size-complex="10pt"/>
    </style:style>
  </office:automatic-styles>
  <office:master-styles>
    <style:master-page style:name="Default" style:page-layout-name="Mpm1">
      <style:header>
        <text:p><text:span text:style-name="MT1">ECoXiPy Peformance Test </text:span><text:span text:style-name="MT2">Results -</text:span> <text:sheet-name>???</text:sheet-name></text:p>
      </style:header>
      <style:header-left style:display="false"/>
      <style:footer style:display="false">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08">08.01.2014</text:date>, <text:time>18:09:4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1-08T18:09:45</dc:date>
    <dc:creator>Michael Pohl</dc:creator>
    <meta:generator>OpenOffice/4.0.1$Unix OpenOffice.org_project/401m5$Build-9714</meta:generator>
    <meta:editing-duration>P4DT34M39S</meta:editing-duration>
    <meta:editing-cycles>59</meta:editing-cycles>
    <meta:keyword>Python</meta:keyword>
    <meta:keyword>XML</meta:keyword>
    <meta:keyword>Performance</meta:keyword>
    <dc:title>ECoXiPy Peformance Test Results</dc:title>
    <meta:document-statistic meta:table-count="5" meta:cell-count="187"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117" number:language="en" number:country="US">
      <number:number number:decimal-places="1"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series-source="rows" chart:right-angled-axes="true"/>
    </style:style>
    <style:style style:name="ch6"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10" style:family="chart">
      <style:chart-properties chart:auto-position="true" style:rotation-angle="0"/>
      <style:text-properties fo:font-size="9pt" style:font-size-asian="9pt" style:font-size-complex="9pt"/>
    </style:style>
    <style:style style:name="ch11" style:family="chart" style:data-style-name="N8117">
      <style:graphic-properties draw:stroke="none" draw:fill-color="#004586"/>
      <style:text-properties fo:font-size="10pt" style:font-size-asian="10pt" style:font-size-complex="10pt"/>
    </style:style>
    <style:style style:name="ch12" style:family="chart" style:data-style-name="N8117">
      <style:graphic-properties draw:stroke="none" draw:fill-color="#ff420e"/>
      <style:text-properties fo:font-size="10pt" style:font-size-asian="10pt" style:font-size-complex="10pt"/>
    </style:style>
    <style:style style:name="ch13" style:family="chart" style:data-style-name="N8117">
      <style:graphic-properties draw:stroke="none" draw:fill-color="#ffd320"/>
      <style:text-properties fo:font-size="10pt" style:font-size-asian="10pt" style:font-size-complex="10pt"/>
    </style:style>
    <style:style style:name="ch14" style:family="chart" style:data-style-name="N8117">
      <style:graphic-properties draw:stroke="none" draw:fill-color="#579d1c"/>
      <style:text-properties fo:font-size="10pt" style:font-size-asian="10pt" style:font-size-complex="10pt"/>
    </style:style>
    <style:style style:name="ch15" style:family="chart" style:data-style-name="N8117">
      <style:graphic-properties draw:stroke="none"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001cm" svg:height="15.001cm" xlink:href=".." xlink:type="simple" chart:class="chart:bar" chart:style-name="ch1">
        <chart:title svg:x="4.799cm" svg:y="0.435cm" chart:style-name="ch2">
          <text:p>Performance Test Results</text:p>
        </chart:title>
        <chart:subtitle svg:x="1.581cm" svg:y="1.524cm" chart:style-name="ch3">
          <text:p>Platform: 2.4 GHz Intel Core 2 Duo, 8 GB RAM on Mac OS X 10.8.3</text:p>
        </chart:subtitle>
        <chart:legend chart:legend-position="bottom" svg:x="1.758cm" svg:y="13.756cm" style:legend-expansion="wide" chart:style-name="ch4"/>
        <chart:plot-area chart:style-name="ch5" table:cell-range-address="Results.A1:Results.G9" chart:data-source-has-labels="both" svg:x="1.298cm" svg:y="2.803cm" svg:width="13.103cm" svg:height="9.685cm">
          <chartooo:coordinate-region svg:x="5.552cm" svg:y="2.803cm" svg:width="8.502cm" svg:height="9.056cm"/>
          <chart:axis chart:dimension="x" chart:name="primary-x" chart:style-name="ch6" chartooo:axis-type="auto">
            <chartooo:date-scale/>
            <chart:title svg:x="0.451cm" svg:y="8.861cm" chart:style-name="ch7">
              <text:p>Output, Platform</text:p>
            </chart:title>
            <chart:categories table:cell-range-address="Results.B1:Results.G4"/>
            <chart:grid chart:style-name="ch8" chart:class="major"/>
          </chart:axis>
          <chart:axis chart:dimension="y" chart:name="primary-y" chart:style-name="ch9">
            <chart:title svg:x="6.087cm" svg:y="12.789cm" chart:style-name="ch10">
              <text:p>Running Time [seconds]</text:p>
            </chart:title>
            <chart:grid chart:style-name="ch8" chart:class="major"/>
          </chart:axis>
          <chart:series chart:style-name="ch11" chart:values-cell-range-address="Results.B5:Results.G5" chart:label-cell-address="Results.A5:Results.A5" chart:class="chart:bar">
            <chart:data-point chart:repeated="6"/>
          </chart:series>
          <chart:series chart:style-name="ch12" chart:values-cell-range-address="Results.B6:Results.G6" chart:label-cell-address="Results.A6:Results.A6" chart:class="chart:bar">
            <chart:data-point chart:repeated="6"/>
          </chart:series>
          <chart:series chart:style-name="ch13" chart:values-cell-range-address="Results.B7:Results.G7" chart:label-cell-address="Results.A7:Results.A7" chart:class="chart:bar">
            <chart:data-point chart:repeated="6"/>
          </chart:series>
          <chart:series chart:style-name="ch14" chart:values-cell-range-address="Results.B8:Results.G8" chart:label-cell-address="Results.A8:Results.A8" chart:class="chart:bar">
            <chart:data-point chart:repeated="6"/>
          </chart:series>
          <chart:series chart:style-name="ch15" chart:values-cell-range-address="Results.B9:Results.G9" chart:label-cell-address="Results.A9:Results.A9" chart:class="chart:bar">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ytes PyPy 2.1.0 2.7.3</text:p>
                <text:list>
                  <text:list-item>
                    <text:p/>
                  </text:list-item>
                  <text:list-item>
                    <text:p>Bytes</text:p>
                  </text:list-item>
                  <text:list-item>
                    <text:p>PyPy 2.1.0</text:p>
                  </text:list-item>
                  <text:list-item>
                    <text:p>2.7.3</text:p>
                  </text:list-item>
                </text:list>
                <draw:g>
                  <svg:desc>Results.B1:Results.G4</svg:desc>
                </draw:g>
              </table:table-cell>
              <table:table-cell office:value-type="string">
                <text:p>Bytes CPython 3.3.3</text:p>
                <text:list>
                  <text:list-item>
                    <text:p/>
                  </text:list-item>
                  <text:list-item>
                    <text:p>Bytes</text:p>
                  </text:list-item>
                  <text:list-item>
                    <text:p>CPython</text:p>
                  </text:list-item>
                  <text:list-item>
                    <text:p>3.3.3</text:p>
                  </text:list-item>
                </text:list>
              </table:table-cell>
              <table:table-cell office:value-type="string">
                <text:p>Bytes CPython 2.7.6</text:p>
                <text:list>
                  <text:list-item>
                    <text:p/>
                  </text:list-item>
                  <text:list-item>
                    <text:p>Bytes</text:p>
                  </text:list-item>
                  <text:list-item>
                    <text:p>CPython</text:p>
                  </text:list-item>
                  <text:list-item>
                    <text:p>2.7.6</text:p>
                  </text:list-item>
                </text:list>
              </table:table-cell>
              <table:table-cell office:value-type="string">
                <text:p>Native PyPy 2.1.0 2.7.3</text:p>
                <text:list>
                  <text:list-item>
                    <text:p/>
                  </text:list-item>
                  <text:list-item>
                    <text:p>Native</text:p>
                  </text:list-item>
                  <text:list-item>
                    <text:p>PyPy 2.1.0</text:p>
                  </text:list-item>
                  <text:list-item>
                    <text:p>2.7.3</text:p>
                  </text:list-item>
                </text:list>
              </table:table-cell>
              <table:table-cell office:value-type="string">
                <text:p>Native CPython 3.3.3</text:p>
                <text:list>
                  <text:list-item>
                    <text:p/>
                  </text:list-item>
                  <text:list-item>
                    <text:p>Native</text:p>
                  </text:list-item>
                  <text:list-item>
                    <text:p>CPython</text:p>
                  </text:list-item>
                  <text:list-item>
                    <text:p>3.3.3</text:p>
                  </text:list-item>
                </text:list>
              </table:table-cell>
              <table:table-cell office:value-type="string">
                <text:p>Native CPython 2.7.6</text:p>
                <text:list>
                  <text:list-item>
                    <text:p/>
                  </text:list-item>
                  <text:list-item>
                    <text:p>Native</text:p>
                  </text:list-item>
                  <text:list-item>
                    <text:p>CPython</text:p>
                  </text:list-item>
                  <text:list-item>
                    <text:p>2.7.6</text:p>
                  </text:list-item>
                </text:list>
              </table:table-cell>
            </table:table-row>
          </table:table-header-rows>
          <table:table-rows>
            <table:table-row>
              <table:table-cell office:value-type="string">
                <text:p>xml.sax</text:p>
                <draw:g>
                  <svg:desc>Results.A5:Results.A5</svg:desc>
                </draw:g>
              </table:table-cell>
              <table:table-cell office:value-type="float" office:value="5.24473404884">
                <text:p>5.24473404884</text:p>
                <draw:g>
                  <svg:desc>Results.B5:Results.G5</svg:desc>
                </draw:g>
              </table:table-cell>
              <table:table-cell office:value-type="float" office:value="10.955079759995">
                <text:p>10.955079759995</text:p>
              </table:table-cell>
              <table:table-cell office:value-type="float" office:value="15.1303639412">
                <text:p>15.1303639412</text:p>
              </table:table-cell>
              <table:table-cell office:value-type="float" office:value="5.24500107765">
                <text:p>5.24500107765</text:p>
              </table:table-cell>
              <table:table-cell office:value-type="float" office:value="10.6177949789999">
                <text:p>10.6177949789999</text:p>
              </table:table-cell>
              <table:table-cell office:value-type="float" office:value="14.9093790054">
                <text:p>14.9093790054</text:p>
              </table:table-cell>
            </table:table-row>
            <table:table-row>
              <table:table-cell office:value-type="string">
                <text:p>xml.dom.minidom</text:p>
                <draw:g>
                  <svg:desc>Results.A6:Results.A6</svg:desc>
                </draw:g>
              </table:table-cell>
              <table:table-cell office:value-type="float" office:value="10.3784821033">
                <text:p>10.3784821033</text:p>
                <draw:g>
                  <svg:desc>Results.B6:Results.G6</svg:desc>
                </draw:g>
              </table:table-cell>
              <table:table-cell office:value-type="float" office:value="21.5911526739947">
                <text:p>21.5911526739947</text:p>
              </table:table-cell>
              <table:table-cell office:value-type="float" office:value="24.9592139721">
                <text:p>24.9592139721</text:p>
              </table:table-cell>
              <table:table-cell office:value-type="float" office:value="2.06966090202">
                <text:p>2.06966090202</text:p>
              </table:table-cell>
              <table:table-cell office:value-type="float" office:value="10.5621883590065">
                <text:p>10.5621883590065</text:p>
              </table:table-cell>
              <table:table-cell office:value-type="float" office:value="10.1474158764">
                <text:p>10.1474158764</text:p>
              </table:table-cell>
            </table:table-row>
            <table:table-row>
              <table:table-cell office:value-type="string">
                <text:p>ecoxipy.dom_output</text:p>
                <draw:g>
                  <svg:desc>Results.A7:Results.A7</svg:desc>
                </draw:g>
              </table:table-cell>
              <table:table-cell office:value-type="float" office:value="6.85222196579">
                <text:p>6.85222196579</text:p>
                <draw:g>
                  <svg:desc>Results.B7:Results.G7</svg:desc>
                </draw:g>
              </table:table-cell>
              <table:table-cell office:value-type="float" office:value="25.6357456249971">
                <text:p>25.6357456249971</text:p>
              </table:table-cell>
              <table:table-cell office:value-type="float" office:value="29.3647119999">
                <text:p>29.3647119999</text:p>
              </table:table-cell>
              <table:table-cell office:value-type="float" office:value="3.98196578026">
                <text:p>3.98196578026</text:p>
              </table:table-cell>
              <table:table-cell office:value-type="float" office:value="15.6234440229891">
                <text:p>15.6234440229891</text:p>
              </table:table-cell>
              <table:table-cell office:value-type="float" office:value="15.6134119034">
                <text:p>15.6134119034</text:p>
              </table:table-cell>
            </table:table-row>
            <table:table-row>
              <table:table-cell office:value-type="string">
                <text:p>ecoxipy.pyxom.output</text:p>
                <draw:g>
                  <svg:desc>Results.A8:Results.A8</svg:desc>
                </draw:g>
              </table:table-cell>
              <table:table-cell office:value-type="float" office:value="6.2400598526">
                <text:p>6.2400598526</text:p>
                <draw:g>
                  <svg:desc>Results.B8:Results.G8</svg:desc>
                </draw:g>
              </table:table-cell>
              <table:table-cell office:value-type="float" office:value="21.3365527200076">
                <text:p>21.3365527200076</text:p>
              </table:table-cell>
              <table:table-cell office:value-type="float" office:value="24.060614109">
                <text:p>24.060614109</text:p>
              </table:table-cell>
              <table:table-cell office:value-type="float" office:value="2.34519505501">
                <text:p>2.34519505501</text:p>
              </table:table-cell>
              <table:table-cell office:value-type="float" office:value="11.8302803510014">
                <text:p>11.8302803510014</text:p>
              </table:table-cell>
              <table:table-cell office:value-type="float" office:value="14.9290981293">
                <text:p>14.9290981293</text:p>
              </table:table-cell>
            </table:table-row>
            <table:table-row>
              <table:table-cell office:value-type="string">
                <text:p>ecoxipy.string_output</text:p>
                <draw:g>
                  <svg:desc>Results.A9:Results.A9</svg:desc>
                </draw:g>
              </table:table-cell>
              <table:table-cell office:value-type="float" office:value="3.45836400986">
                <text:p>3.45836400986</text:p>
                <draw:g>
                  <svg:desc>Results.B9:Results.G9</svg:desc>
                </draw:g>
              </table:table-cell>
              <table:table-cell office:value-type="float" office:value="11.4699198260059">
                <text:p>11.4699198260059</text:p>
              </table:table-cell>
              <table:table-cell office:value-type="float" office:value="11.7698369026">
                <text:p>11.7698369026</text:p>
              </table:table-cell>
              <table:table-cell office:value-type="float" office:value="3.45280790329">
                <text:p>3.45280790329</text:p>
              </table:table-cell>
              <table:table-cell office:value-type="float" office:value="11.778431476996">
                <text:p>11.778431476996</text:p>
              </table:table-cell>
              <table:table-cell office:value-type="float" office:value="11.7760391235">
                <text:p>11.776039123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8117" number:language="en" number:country="US">
      <number:number number:decimal-places="1"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vertical="true" chart:include-hidden-cells="false" chart:auto-position="true" chart:auto-size="true" chart:treat-empty-cells="leave-gap" chart:series-source="rows" chart:right-angled-axes="true"/>
    </style:style>
    <style:style style:name="ch6"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data-style-name="N8117">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9" style:family="chart">
      <style:chart-properties chart:auto-position="true" style:rotation-angle="0"/>
      <style:text-properties fo:font-size="9pt" style:font-size-asian="9pt" style:font-size-complex="9pt"/>
    </style:style>
    <style:style style:name="ch10" style:family="chart">
      <style:graphic-properties svg:stroke-color="#b3b3b3"/>
    </style:style>
    <style:style style:name="ch11" style:family="chart" style:data-style-name="N8117">
      <style:graphic-properties draw:stroke="none" draw:fill-color="#004586"/>
      <style:text-properties fo:font-size="10pt" style:font-size-asian="10pt" style:font-size-complex="10pt"/>
    </style:style>
    <style:style style:name="ch12" style:family="chart" style:data-style-name="N8117">
      <style:graphic-properties draw:stroke="none" draw:fill-color="#ff420e"/>
      <style:text-properties fo:font-size="10pt" style:font-size-asian="10pt" style:font-size-complex="10pt"/>
    </style:style>
    <style:style style:name="ch13" style:family="chart" style:data-style-name="N8117">
      <style:graphic-properties draw:stroke="none" draw:fill-color="#ffd320"/>
      <style:text-properties fo:font-size="10pt" style:font-size-asian="10pt" style:font-size-complex="10pt"/>
    </style:style>
    <style:style style:name="ch14" style:family="chart" style:data-style-name="N8117">
      <style:graphic-properties draw:stroke="none" draw:fill-color="#579d1c"/>
      <style:text-properties fo:font-size="10pt" style:font-size-asian="10pt" style:font-size-complex="10pt"/>
    </style:style>
    <style:style style:name="ch15" style:family="chart" style:data-style-name="N8117">
      <style:graphic-properties draw:stroke="none" draw:fill-color="#7e0021"/>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001cm" svg:height="15.001cm" xlink:href=".." xlink:type="simple" chart:class="chart:bar" chart:style-name="ch1">
        <chart:title svg:x="4.799cm" svg:y="0.435cm" chart:style-name="ch2">
          <text:p>Performance Test Results</text:p>
        </chart:title>
        <chart:subtitle svg:x="1.581cm" svg:y="1.524cm" chart:style-name="ch3">
          <text:p>Platform: 2.4 GHz Intel Core 2 Duo, 8 GB RAM on Mac OS X 10.8.3</text:p>
        </chart:subtitle>
        <chart:legend chart:legend-position="bottom" svg:x="1.758cm" svg:y="13.756cm" style:legend-expansion="wide" chart:style-name="ch4"/>
        <chart:plot-area chart:style-name="ch5" table:cell-range-address="'Relative Results'.A2:'Relative Results'.G9" chart:data-source-has-labels="both" svg:x="1.298cm" svg:y="2.803cm" svg:width="13.103cm" svg:height="9.685cm">
          <chartooo:coordinate-region svg:x="5.552cm" svg:y="2.803cm" svg:width="8.602cm" svg:height="9.056cm"/>
          <chart:axis chart:dimension="x" chart:name="primary-x" chart:style-name="ch6" chartooo:axis-type="auto">
            <chartooo:date-scale/>
            <chart:title svg:x="0.451cm" svg:y="8.861cm" chart:style-name="ch7">
              <text:p>Platform, Output</text:p>
            </chart:title>
            <chart:categories table:cell-range-address="'Relative Results'.B2:'Relative Results'.G4"/>
          </chart:axis>
          <chart:axis chart:dimension="y" chart:name="primary-y" chart:style-name="ch8">
            <chart:title svg:x="5.753cm" svg:y="12.789cm" chart:style-name="ch9">
              <text:p>Relative Running Time [ratio]</text:p>
            </chart:title>
            <chart:grid chart:style-name="ch10" chart:class="major"/>
          </chart:axis>
          <chart:series chart:style-name="ch11" chart:values-cell-range-address="'Relative Results'.B5:'Relative Results'.G5" chart:label-cell-address="'Relative Results'.A5:'Relative Results'.A5" chart:class="chart:bar">
            <chart:data-point chart:repeated="6"/>
          </chart:series>
          <chart:series chart:style-name="ch12" chart:values-cell-range-address="'Relative Results'.B6:'Relative Results'.G6" chart:label-cell-address="'Relative Results'.A6:'Relative Results'.A6" chart:class="chart:bar">
            <chart:data-point chart:repeated="6"/>
          </chart:series>
          <chart:series chart:style-name="ch13" chart:values-cell-range-address="'Relative Results'.B7:'Relative Results'.G7" chart:label-cell-address="'Relative Results'.A7:'Relative Results'.A7" chart:class="chart:bar">
            <chart:data-point chart:repeated="6"/>
          </chart:series>
          <chart:series chart:style-name="ch14" chart:values-cell-range-address="'Relative Results'.B8:'Relative Results'.G8" chart:label-cell-address="'Relative Results'.A8:'Relative Results'.A8" chart:class="chart:bar">
            <chart:data-point chart:repeated="6"/>
          </chart:series>
          <chart:series chart:style-name="ch15" chart:values-cell-range-address="'Relative Results'.B9:'Relative Results'.G9" chart:label-cell-address="'Relative Results'.A9:'Relative Results'.A9" chart:class="chart:bar">
            <chart:data-point chart:repeated="6"/>
          </chart:series>
          <chart:wall chart:style-name="ch16"/>
          <chart:floor chart:style-name="ch17"/>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Bytes PyPy 2.1.0 2.7.3</text:p>
                <text:list>
                  <text:list-item>
                    <text:p>Bytes</text:p>
                  </text:list-item>
                  <text:list-item>
                    <text:p>PyPy 2.1.0</text:p>
                  </text:list-item>
                  <text:list-item>
                    <text:p>2.7.3</text:p>
                  </text:list-item>
                </text:list>
                <draw:g>
                  <svg:desc>'Relative Results'.B2:'Relative Results'.G4</svg:desc>
                </draw:g>
              </table:table-cell>
              <table:table-cell office:value-type="string">
                <text:p>Bytes CPython 3.3.3</text:p>
                <text:list>
                  <text:list-item>
                    <text:p>Bytes</text:p>
                  </text:list-item>
                  <text:list-item>
                    <text:p>CPython</text:p>
                  </text:list-item>
                  <text:list-item>
                    <text:p>3.3.3</text:p>
                  </text:list-item>
                </text:list>
              </table:table-cell>
              <table:table-cell office:value-type="string">
                <text:p>Bytes CPython 2.7.6</text:p>
                <text:list>
                  <text:list-item>
                    <text:p>Bytes</text:p>
                  </text:list-item>
                  <text:list-item>
                    <text:p>CPython</text:p>
                  </text:list-item>
                  <text:list-item>
                    <text:p>2.7.6</text:p>
                  </text:list-item>
                </text:list>
              </table:table-cell>
              <table:table-cell office:value-type="string">
                <text:p>Native PyPy 2.1.0 2.7.3</text:p>
                <text:list>
                  <text:list-item>
                    <text:p>Native</text:p>
                  </text:list-item>
                  <text:list-item>
                    <text:p>PyPy 2.1.0</text:p>
                  </text:list-item>
                  <text:list-item>
                    <text:p>2.7.3</text:p>
                  </text:list-item>
                </text:list>
              </table:table-cell>
              <table:table-cell office:value-type="string">
                <text:p>Native CPython 3.3.3</text:p>
                <text:list>
                  <text:list-item>
                    <text:p>Native</text:p>
                  </text:list-item>
                  <text:list-item>
                    <text:p>CPython</text:p>
                  </text:list-item>
                  <text:list-item>
                    <text:p>3.3.3</text:p>
                  </text:list-item>
                </text:list>
              </table:table-cell>
              <table:table-cell office:value-type="string">
                <text:p>Native CPython 2.7.6</text:p>
                <text:list>
                  <text:list-item>
                    <text:p>Native</text:p>
                  </text:list-item>
                  <text:list-item>
                    <text:p>CPython</text:p>
                  </text:list-item>
                  <text:list-item>
                    <text:p>2.7.6</text:p>
                  </text:list-item>
                </text:list>
              </table:table-cell>
            </table:table-row>
          </table:table-header-rows>
          <table:table-rows>
            <table:table-row>
              <table:table-cell office:value-type="string">
                <text:p>xml.sax</text:p>
                <draw:g>
                  <svg:desc>'Relative Results'.A5:'Relative Results'.A5</svg:desc>
                </draw:g>
              </table:table-cell>
              <table:table-cell office:value-type="float" office:value="1.51653615232143">
                <text:p>1.51653615232143</text:p>
                <draw:g>
                  <svg:desc>'Relative Results'.B5:'Relative Results'.G5</svg:desc>
                </draw:g>
              </table:table-cell>
              <table:table-cell office:value-type="float" office:value="1">
                <text:p>1</text:p>
              </table:table-cell>
              <table:table-cell office:value-type="float" office:value="1.28552027240561">
                <text:p>1.28552027240561</text:p>
              </table:table-cell>
              <table:table-cell office:value-type="float" office:value="2.53423209209337">
                <text:p>2.53423209209337</text:p>
              </table:table-cell>
              <table:table-cell office:value-type="float" office:value="1.0052646874022">
                <text:p>1.0052646874022</text:p>
              </table:table-cell>
              <table:table-cell office:value-type="float" office:value="1.46927840417726">
                <text:p>1.46927840417726</text:p>
              </table:table-cell>
            </table:table-row>
            <table:table-row>
              <table:table-cell office:value-type="string">
                <text:p>xml.dom.minidom</text:p>
                <draw:g>
                  <svg:desc>'Relative Results'.A6:'Relative Results'.A6</svg:desc>
                </draw:g>
              </table:table-cell>
              <table:table-cell office:value-type="float" office:value="3.00098025358532">
                <text:p>3.00098025358532</text:p>
                <draw:g>
                  <svg:desc>'Relative Results'.B6:'Relative Results'.G6</svg:desc>
                </draw:g>
              </table:table-cell>
              <table:table-cell office:value-type="float" office:value="1.9708804634029">
                <text:p>1.9708804634029</text:p>
              </table:table-cell>
              <table:table-cell office:value-type="float" office:value="2.12060831247257">
                <text:p>2.12060831247257</text:p>
              </table:table-cell>
              <table:table-cell office:value-type="float" office:value="1">
                <text:p>1</text:p>
              </table:table-cell>
              <table:table-cell office:value-type="float" office:value="1">
                <text:p>1</text:p>
              </table:table-cell>
              <table:table-cell office:value-type="float" office:value="1">
                <text:p>1</text:p>
              </table:table-cell>
            </table:table-row>
            <table:table-row>
              <table:table-cell office:value-type="string">
                <text:p>ecoxipy.dom_output</text:p>
                <draw:g>
                  <svg:desc>'Relative Results'.A7:'Relative Results'.A7</svg:desc>
                </draw:g>
              </table:table-cell>
              <table:table-cell office:value-type="float" office:value="1.98134781250728">
                <text:p>1.98134781250728</text:p>
                <draw:g>
                  <svg:desc>'Relative Results'.B7:'Relative Results'.G7</svg:desc>
                </draw:g>
              </table:table-cell>
              <table:table-cell office:value-type="float" office:value="2.3400784098909">
                <text:p>2.3400784098909</text:p>
              </table:table-cell>
              <table:table-cell office:value-type="float" office:value="2.49491239707946">
                <text:p>2.49491239707946</text:p>
              </table:table-cell>
              <table:table-cell office:value-type="float" office:value="1.92397014234244">
                <text:p>1.92397014234244</text:p>
              </table:table-cell>
              <table:table-cell office:value-type="float" office:value="1.47918627200648">
                <text:p>1.47918627200648</text:p>
              </table:table-cell>
              <table:table-cell office:value-type="float" office:value="1.53865891509506">
                <text:p>1.53865891509506</text:p>
              </table:table-cell>
            </table:table-row>
            <table:table-row>
              <table:table-cell office:value-type="string">
                <text:p>ecoxipy.pyxom.output</text:p>
                <draw:g>
                  <svg:desc>'Relative Results'.A8:'Relative Results'.A8</svg:desc>
                </draw:g>
              </table:table-cell>
              <table:table-cell office:value-type="float" office:value="1.80433865111053">
                <text:p>1.80433865111053</text:p>
                <draw:g>
                  <svg:desc>'Relative Results'.B8:'Relative Results'.G8</svg:desc>
                </draw:g>
              </table:table-cell>
              <table:table-cell office:value-type="float" office:value="1.94764010737037">
                <text:p>1.94764010737037</text:p>
              </table:table-cell>
              <table:table-cell office:value-type="float" office:value="2.04426062214039">
                <text:p>2.04426062214039</text:p>
              </table:table-cell>
              <table:table-cell office:value-type="float" office:value="1.13313009523496">
                <text:p>1.13313009523496</text:p>
              </table:table-cell>
              <table:table-cell office:value-type="float" office:value="1.12005958887427">
                <text:p>1.12005958887427</text:p>
              </table:table-cell>
              <table:table-cell office:value-type="float" office:value="1.47122166974755">
                <text:p>1.47122166974755</text:p>
              </table:table-cell>
            </table:table-row>
            <table:table-row>
              <table:table-cell office:value-type="string">
                <text:p>ecoxipy.string_output</text:p>
                <draw:g>
                  <svg:desc>'Relative Results'.A9:'Relative Results'.A9</svg:desc>
                </draw:g>
              </table:table-cell>
              <table:table-cell office:value-type="float" office:value="1">
                <text:p>1</text:p>
                <draw:g>
                  <svg:desc>'Relative Results'.B9:'Relative Results'.G9</svg:desc>
                </draw:g>
              </table:table-cell>
              <table:table-cell office:value-type="float" office:value="1.04699555615204">
                <text:p>1.04699555615204</text:p>
              </table:table-cell>
              <table:table-cell office:value-type="float" office:value="1">
                <text:p>1</text:p>
              </table:table-cell>
              <table:table-cell office:value-type="float" office:value="1.66829643441592">
                <text:p>1.66829643441592</text:p>
              </table:table-cell>
              <table:table-cell office:value-type="float" office:value="1.11515067490274">
                <text:p>1.11515067490274</text:p>
              </table:table-cell>
              <table:table-cell office:value-type="float" office:value="1.16049635364682">
                <text:p>1.160496353646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